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JSONStringify</text:h>
                    <text:list>
                        <text:list-item>
                            <text:h text:style-name="Heading_20_2" text:outline-level="2">Description</text:h>
                        </text:list-item>
                    </text:list>
                </text:list-item>
            </text:list>

            <text:p text:style-name="Standard"/>

            <text:p text:style-name="Standard"><text:span>Converts the Flow </text:span><text:span text:style-name="backtick">Value</text:span><text:span> to a JSON string and sends it to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Flow value that will be converted into a JSON string.</text:span></text:p><text:span> </text:span>
                                            <text:p text:style-name="Standard"/>,
                                            <text:list xml:id="list1065229068" text:continue-numbering="true"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ext:span>The indentation to be used in the generated JSON string.</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The constructed JSON string is sent through this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JSON</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